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normal" officeooo:rsid="00129eff" officeooo:paragraph-rsid="00019b2c" style:font-size-asian="14pt" style:font-weight-asian="normal" style:font-size-complex="16pt" style:font-weight-complex="normal"/>
    </style:style>
    <style:style style:name="P2" style:family="paragraph" style:parent-style-name="Standard">
      <style:text-properties fo:font-size="16pt" fo:font-weight="normal" officeooo:rsid="001ea052" officeooo:paragraph-rsid="001ea052" style:font-size-asian="14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officeooo:rsid="00215ac0" officeooo:paragraph-rsid="00215ac0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20pt" fo:font-weight="bold" officeooo:rsid="001dc5aa" officeooo:paragraph-rsid="001dc5aa" style:font-size-asian="17.5pt" style:font-weight-asian="bold" style:font-size-complex="20pt" style:font-weight-complex="bold"/>
    </style:style>
    <style:style style:name="P5" style:family="paragraph" style:parent-style-name="Standard">
      <style:text-properties fo:font-size="16pt" fo:font-weight="normal" officeooo:rsid="00215ac0" officeooo:paragraph-rsid="00215ac0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22b218" officeooo:paragraph-rsid="0022b218" style:font-size-asian="14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rsid="002410b9" officeooo:paragraph-rsid="002410b9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25d894" officeooo:paragraph-rsid="0025d894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25d894" officeooo:paragraph-rsid="0025d894" fo:background-color="transparent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normal" officeooo:rsid="0028876f" officeooo:paragraph-rsid="0028876f" fo:background-color="transparent" style:font-size-asian="14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normal" officeooo:rsid="003438a0" officeooo:paragraph-rsid="003438a0" fo:background-color="transparent" style:font-size-asian="14pt" style:font-weight-asian="normal" style:font-size-complex="16pt" style:font-weight-complex="normal"/>
    </style:style>
    <style:style style:name="P12" style:family="paragraph" style:parent-style-name="Standard">
      <style:text-properties fo:font-size="16pt" fo:font-weight="normal" officeooo:rsid="003784f3" officeooo:paragraph-rsid="003784f3" fo:background-color="transparent" style:font-size-asian="14pt" style:font-weight-asian="normal" style:font-size-complex="16pt" style:font-weight-complex="normal"/>
    </style:style>
    <style:style style:name="P13" style:family="paragraph" style:parent-style-name="Standard">
      <style:text-properties fo:font-size="16pt" fo:font-weight="normal" officeooo:rsid="0039063f" officeooo:paragraph-rsid="0039063f" fo:background-color="transparent" style:font-size-asian="14pt" style:font-weight-asian="normal" style:font-size-complex="16pt" style:font-weight-complex="normal"/>
    </style:style>
    <style:style style:name="P14" style:family="paragraph" style:parent-style-name="Standard">
      <style:text-properties fo:font-size="16pt" fo:font-weight="normal" officeooo:rsid="0040fe7f" officeooo:paragraph-rsid="0040fe7f" fo:background-color="transparent" style:font-size-asian="14pt" style:font-weight-asian="normal" style:font-size-complex="16pt" style:font-weight-complex="normal"/>
    </style:style>
    <style:style style:name="P15" style:family="paragraph" style:parent-style-name="Standard">
      <style:text-properties fo:font-size="16pt" fo:font-weight="normal" officeooo:rsid="0044d6e7" officeooo:paragraph-rsid="0044d6e7" fo:background-color="transparent" style:font-size-asian="14pt" style:font-weight-asian="normal" style:font-size-complex="16pt" style:font-weight-complex="normal"/>
    </style:style>
    <style:style style:name="P16" style:family="paragraph" style:parent-style-name="Standard">
      <style:text-properties fo:font-size="20pt" fo:font-weight="bold" officeooo:rsid="001dc5aa" officeooo:paragraph-rsid="001dc5aa" style:font-size-asian="17.5pt" style:font-weight-asian="bold" style:font-size-complex="20pt" style:font-weight-complex="bold"/>
    </style:style>
    <style:style style:name="P17" style:family="paragraph" style:parent-style-name="Standard">
      <style:text-properties fo:font-size="20pt" fo:font-weight="bold" officeooo:rsid="001dc5aa" officeooo:paragraph-rsid="002eeb0a" style:font-size-asian="17.5pt" style:font-weight-asian="bold" style:font-size-complex="20pt" style:font-weight-complex="bold"/>
    </style:style>
    <style:style style:name="P18" style:family="paragraph" style:parent-style-name="Standard">
      <style:text-properties fo:font-size="20pt" fo:font-weight="bold" officeooo:rsid="002d45a7" officeooo:paragraph-rsid="002d45a7" style:font-size-asian="17.5pt" style:font-weight-asian="bold" style:font-size-complex="20pt" style:font-weight-complex="bold"/>
    </style:style>
    <style:style style:name="P19" style:family="paragraph" style:parent-style-name="Standard">
      <style:text-properties fo:font-size="20pt" fo:font-weight="bold" officeooo:rsid="002d45a7" officeooo:paragraph-rsid="002eeb0a" style:font-size-asian="17.5pt" style:font-weight-asian="bold" style:font-size-complex="20pt" style:font-weight-complex="bold"/>
    </style:style>
    <style:style style:name="P20" style:family="paragraph" style:parent-style-name="Standard">
      <style:text-properties fo:font-size="20pt" fo:font-weight="bold" officeooo:rsid="00309031" officeooo:paragraph-rsid="00309031" style:font-size-asian="17.5pt" style:font-weight-asian="bold" style:font-size-complex="20pt" style:font-weight-complex="bold"/>
    </style:style>
    <style:style style:name="P21" style:family="paragraph" style:parent-style-name="Standard">
      <style:paragraph-properties fo:break-before="page"/>
      <style:text-properties fo:font-size="16pt" fo:font-weight="normal" officeooo:rsid="0040fe7f" officeooo:paragraph-rsid="0040fe7f" fo:background-color="transparent" style:font-size-asian="14pt" style:font-weight-asian="normal" style:font-size-complex="16pt" style:font-weight-complex="normal"/>
    </style:style>
    <style:style style:name="T1" style:family="text">
      <style:text-properties officeooo:rsid="00205eba"/>
    </style:style>
    <style:style style:name="T2" style:family="text">
      <style:text-properties fo:background-color="#fff200" loext:char-shading-value="0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ffff"/>
    </style:style>
    <style:style style:name="T5" style:family="text">
      <style:text-properties officeooo:rsid="002eeb0a"/>
    </style:style>
    <style:style style:name="T6" style:family="text">
      <style:text-properties officeooo:rsid="00325ffb"/>
    </style:style>
    <style:style style:name="T7" style:family="text">
      <style:text-properties officeooo:rsid="0035dfb9"/>
    </style:style>
    <style:style style:name="T8" style:family="text">
      <style:text-properties officeooo:rsid="0035dfb9" fo:background-color="#ffffff"/>
    </style:style>
    <style:style style:name="T9" style:family="text">
      <style:text-properties officeooo:rsid="003784f3" fo:background-color="#ffffff"/>
    </style:style>
    <style:style style:name="T10" style:family="text">
      <style:text-properties fo:font-weight="bold" style:font-weight-asian="bold" style:font-weight-complex="bold" fo:background-color="#ffffff"/>
    </style:style>
    <style:style style:name="T11" style:family="text">
      <style:text-properties fo:font-weight="bold" fo:background-color="#fff200" loext:char-shading-value="0" style:font-weight-asian="bold" style:font-weight-complex="bold"/>
    </style:style>
    <style:style style:name="T12" style:family="text">
      <style:text-properties officeooo:rsid="0037a671" fo:background-color="#ffffff"/>
    </style:style>
    <style:style style:name="T13" style:family="text">
      <style:text-properties officeooo:rsid="0039063f" fo:background-color="#ffffff"/>
    </style:style>
    <style:style style:name="T14" style:family="text">
      <style:text-properties officeooo:rsid="004162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MPLEMENTING THE FIRST PART</text:p>
      <text:p text:style-name="P18">(WORKING HOURS)</text:p>
      <text:p text:style-name="P18"/>
      <text:p text:style-name="P20">working hours → open hosts → <text:span text:style-name="T7">read its contents → </text:span><text:line-break/>→<text:span text:style-name="T6"> </text:span>website already there? → if no, add it</text:p>
      <text:p text:style-name="P4"/>
      <text:p text:style-name="P2"><text:span text:style-name="T1">H</text:span>osts file can only be accessed by the administrator, so we will have to run the program from command line with administrator privilieges.</text:p>
      <text:p text:style-name="P1"/>
      <text:p text:style-name="P3">For development process we will use local copy od the hosts file.</text:p>
      <text:p text:style-name="P3"/>
      <text:p text:style-name="P6"><text:tab/>open(filename, ‘r’) - only read</text:p>
      <text:p text:style-name="P6"><text:tab/>open(filename, ‘w’) - only write</text:p>
      <text:p text:style-name="P6"><text:tab/>open(filename, ‘r+’) - both read and write</text:p>
      <text:p text:style-name="P6"/>
      <text:p text:style-name="P7">We will use “with” context manager:</text:p>
      <text:p text:style-name="P7"/>
      <text:p text:style-name="P7"><text:tab/> with open(hosts_temp, 'r+') as file:</text:p>
      <text:p text:style-name="P7"><text:s text:c="10"/><text:tab/>content = file.read()</text:p>
      <text:p text:style-name="P6"/>
      <text:p text:style-name="P8">If any website we have in our list of “bad sites” is already in the hosts file, dont do anything:</text:p>
      <text:p text:style-name="P8"/>
      <text:p text:style-name="P8"><text:tab/> <text:s text:c="2"/>with open(hosts_temp, 'r+') as file:</text:p>
      <text:p text:style-name="P8"><text:s text:c="12"/><text:tab/>content = file.read()</text:p>
      <text:p text:style-name="P8"><text:s text:c="12"/><text:tab/>for wbsite in website_list:</text:p>
      <text:p text:style-name="P8"><text:s text:c="16"/><text:tab/><text:tab/>if website in content:</text:p>
      <text:p text:style-name="P8"><text:s text:c="20"/><text:tab/><text:tab/><text:span text:style-name="T3">pass</text:span></text:p>
      <text:p text:style-name="P9"><text:span text:style-name="T4"/></text:p>
      <text:p text:style-name="P10"><text:span text:style-name="T4">if it is not there yet, add it:</text:span></text:p>
      <text:p text:style-name="P10"><text:span text:style-name="T4"/></text:p>
      <text:p text:style-name="P10"><text:span text:style-name="T4"><text:s text:c="16"/><text:tab/><text:tab/>else:</text:span></text:p>
      <text:p text:style-name="P10"><text:s text:c="20"/><text:tab/><text:tab/><text:span text:style-name="T3">file.write(redirect + ' ' + website + '\n')</text:span></text:p>
      <text:p text:style-name="P10"><text:span text:style-name="T4"/></text:p>
      <text:p text:style-name="P10"><text:span text:style-name="T4"/></text:p>
      <text:p text:style-name="P10"><text:soft-page-break/><text:span text:style-name="T4"/></text:p>
      <text:p text:style-name="P17">IMPLEMENTING THE <text:span text:style-name="T5">SECOND</text:span> PART</text:p>
      <text:p text:style-name="P19">(<text:span text:style-name="T5">LEISURE</text:span> HOURS)</text:p>
      <text:p text:style-name="P17"/>
      <text:p text:style-name="P11"><text:span text:style-name="T4">leisure hours → </text:span><text:span text:style-name="T8">open hosts → </text:span><text:span text:style-name="T9">read its contents → </text:span><text:span text:style-name="T12">bad website there? → <text:line-break/>→ if yes, reamove it →</text:span><text:span text:style-name="T13"> </text:span></text:p>
      <text:p text:style-name="P11"><text:span text:style-name="T9"/></text:p>
      <text:p text:style-name="P11"><text:span text:style-name="T9"/></text:p>
      <text:p text:style-name="P12"><text:span text:style-name="T4">but:</text:span></text:p>
      <text:p text:style-name="P12"><text:span text:style-name="T4"><text:tab/>content = file.read()</text:span></text:p>
      <text:p text:style-name="P12"><text:span text:style-name="T4"/></text:p>
      <text:p text:style-name="P12"><text:span text:style-name="T4">Loads text into content variable as a </text:span><text:span text:style-name="T10">single string</text:span><text:span text:style-name="T4">. We will load file content into a list, each element containing one line of the file:</text:span></text:p>
      <text:p text:style-name="P12"><text:span text:style-name="T4"/></text:p>
      <text:p text:style-name="P12"><text:span text:style-name="T4"><text:tab/></text:span><text:span text:style-name="T10">content</text:span><text:span text:style-name="T4"> = file.readlines()</text:span></text:p>
      <text:p text:style-name="P12"><text:span text:style-name="T4"/></text:p>
      <text:p text:style-name="P13"><text:span text:style-name="T4">now, we will check if bad websites are in the hosts file, if yes, </text:span><text:span text:style-name="T10">delete</text:span><text:span text:style-name="T4"> the line. But there is no easy method to do this, we can solve it this way:</text:span></text:p>
      <text:p text:style-name="P13"><text:span text:style-name="T4"/></text:p>
      <text:p text:style-name="P13"><text:span text:style-name="T4">iterate through the content list, if the website is there, ignore it, if its not there, write it into the </text:span><text:span text:style-name="T10">new hosts file</text:span><text:span text:style-name="T4">.</text:span></text:p>
      <text:p text:style-name="P13"><text:span text:style-name="T4"/></text:p>
      <text:p text:style-name="P13"><text:span text:style-name="T4"><text:tab/>website_list = ['www.facebook.com', 'facebook.com']</text:span></text:p>
      <text:p text:style-name="P13"><text:span text:style-name="T4"/></text:p>
      <text:p text:style-name="P13"><text:span text:style-name="T4"><text:s text:c="6"/><text:tab/>for line in </text:span><text:span text:style-name="T10">content</text:span><text:span text:style-name="T4">:</text:span></text:p>
      <text:p text:style-name="P13"><text:s text:c="11"/><text:tab/>if not <text:span text:style-name="T11">any(</text:span><text:span text:style-name="T3">website </text:span><text:span text:style-name="T11">in</text:span><text:span text:style-name="T3"> line </text:span><text:span text:style-name="T11">for</text:span><text:span text:style-name="T3"> website </text:span><text:span text:style-name="T11">in</text:span><text:span text:style-name="T3"> website_list</text:span><text:span text:style-name="T11">):</text:span></text:p>
      <text:p text:style-name="P13"><text:s text:c="20"/><text:tab/>file.write(line)</text:p>
      <text:p text:style-name="P13"/>
      <text:p text:style-name="P15"/>
      <text:p text:style-name="P21">but this will just add a copy of the file contents at the end of the existing file. What we want to do – put the lines at the beginning of the file and truncate the rest:</text:p>
      <text:p text:style-name="P14"/>
      <text:p text:style-name="P14"><text:s text:c="8"/><text:tab/>with open(hosts_temp, 'r+') as file:</text:p>
      <text:p text:style-name="P14"><text:s text:c="12"/><text:tab/>content = file.readlines()</text:p>
      <text:p text:style-name="P14"><text:s text:c="12"/><text:tab/><text:span text:style-name="T3">file.seek(0)</text:span></text:p>
      <text:p text:style-name="P14"><text:s text:c="12"/><text:tab/>for line in content:</text:p>
      <text:p text:style-name="P14"><text:s text:c="15"/><text:tab/><text:tab/>if not any(website in line for website in website_list):</text:p>
      <text:p text:style-name="P14"><text:s text:c="20"/><text:tab/><text:tab/>file.write()</text:p>
      <text:p text:style-name="P14"><text:tab/><text:tab/><text:span text:style-name="T3">file.truncate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0.3$Windows_x86 LibreOffice_project/64a0f66915f38c6217de274f0aa8e15618924765</meta:generator>
    <dc:date>2018-05-14T23:11:15.055000000</dc:date>
    <meta:editing-duration>PT5H40M37S</meta:editing-duration>
    <meta:editing-cycles>55</meta:editing-cycles>
    <meta:document-statistic meta:table-count="0" meta:image-count="0" meta:object-count="0" meta:page-count="3" meta:paragraph-count="41" meta:word-count="336" meta:character-count="2160" meta:non-whitespace-character-count="1603"/>
  </office:meta>
</office:document-meta>
</file>